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70b3d7a" officeooo:paragraph-rsid="070b3d7a"/>
    </style:style>
    <style:style style:name="P2" style:family="paragraph" style:parent-style-name="Footnote">
      <style:text-properties officeooo:rsid="070bef19" officeooo:paragraph-rsid="070bef19"/>
    </style:style>
    <style:style style:name="P3" style:family="paragraph" style:parent-style-name="Footnote">
      <style:text-properties officeooo:rsid="070e7e8c" officeooo:paragraph-rsid="070e7e8c"/>
    </style:style>
    <style:style style:name="P4" style:family="paragraph" style:parent-style-name="Footnote">
      <style:text-properties officeooo:rsid="0710a62a" officeooo:paragraph-rsid="0710a62a"/>
    </style:style>
    <style:style style:name="P5" style:family="paragraph" style:parent-style-name="Footnote">
      <style:text-properties officeooo:rsid="07153f1e" officeooo:paragraph-rsid="07153f1e"/>
    </style:style>
    <style:style style:name="P6" style:family="paragraph" style:parent-style-name="Footnote">
      <style:text-properties officeooo:rsid="071625ff" officeooo:paragraph-rsid="071625ff"/>
    </style:style>
    <style:style style:name="P7" style:family="paragraph" style:parent-style-name="Footnote">
      <style:text-properties officeooo:rsid="0716537e" officeooo:paragraph-rsid="0716537e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d9542" style:font-size-asian="13pt" style:font-name-complex="Sanskrit 2003" style:font-size-complex="13pt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d9542" style:font-size-asian="13pt" style:font-weight-asian="bold" style:font-name-complex="Sanskrit 2003" style:font-size-complex="13pt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d9542"/>
    </style:style>
    <style:style style:name="P11" style:family="paragraph" style:parent-style-name="Text_20_body">
      <style:paragraph-properties fo:text-align="center" style:justify-single-word="false"/>
      <style:text-properties style:font-name="Sanskrit 2003" fo:font-size="13pt" officeooo:paragraph-rsid="001d9542" style:font-size-asian="13pt" style:font-name-complex="Sanskrit 2003" style:font-size-complex="13pt"/>
    </style:style>
    <style:style style:name="T1" style:family="text">
      <style:text-properties officeooo:rsid="071653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f41f55" style:font-weight-asian="bold" style:font-weight-complex="bold"/>
    </style:style>
    <style:style style:name="T4" style:family="text">
      <style:text-properties officeooo:rsid="070979e4"/>
    </style:style>
    <style:style style:name="T5" style:family="text">
      <style:text-properties officeooo:rsid="06f41f55"/>
    </style:style>
    <style:style style:name="T6" style:family="text">
      <style:text-properties officeooo:rsid="070b3d7a"/>
    </style:style>
    <style:style style:name="T7" style:family="text">
      <style:text-properties officeooo:rsid="06f51fab"/>
    </style:style>
    <style:style style:name="T8" style:family="text">
      <style:text-properties style:font-name="Sanskrit 2003" fo:font-size="13pt" style:font-size-asian="13pt" style:font-name-complex="Sanskrit 2003" style:font-size-complex="13pt"/>
    </style:style>
    <style:style style:name="T9" style:family="text">
      <style:text-properties style:font-name="Sanskrit 2003" fo:font-size="13pt" officeooo:rsid="06f51fab" style:font-size-asian="13pt" style:font-name-complex="Sanskrit 2003" style:font-size-complex="13pt"/>
    </style:style>
    <style:style style:name="T10" style:family="text">
      <style:text-properties style:font-name="Sanskrit 2003" fo:font-size="13pt" officeooo:rsid="070b3d7a" style:font-size-asian="13pt" style:font-name-complex="Sanskrit 2003" style:font-size-complex="13pt"/>
    </style:style>
    <style:style style:name="T11" style:family="text">
      <style:text-properties style:font-name="Sanskrit 2003" fo:font-size="13pt" officeooo:rsid="070bef19" style:font-size-asian="13pt" style:font-name-complex="Sanskrit 2003" style:font-size-complex="13pt"/>
    </style:style>
    <style:style style:name="T12" style:family="text">
      <style:text-properties style:font-name="Sanskrit 2003" fo:font-size="13pt" officeooo:rsid="070d7689" style:font-size-asian="13pt" style:font-name-complex="Sanskrit 2003" style:font-size-complex="13pt"/>
    </style:style>
    <style:style style:name="T13" style:family="text">
      <style:text-properties style:font-name="Sanskrit 2003" fo:font-size="13pt" officeooo:rsid="06f577d1" style:font-size-asian="13pt" style:font-name-complex="Sanskrit 2003" style:font-size-complex="13pt"/>
    </style:style>
    <style:style style:name="T14" style:family="text">
      <style:text-properties style:font-name="Sanskrit 2003" fo:font-size="13pt" officeooo:rsid="070e0876" style:font-size-asian="13pt" style:font-name-complex="Sanskrit 2003" style:font-size-complex="13pt"/>
    </style:style>
    <style:style style:name="T15" style:family="text">
      <style:text-properties style:text-position="33% 80%"/>
    </style:style>
    <style:style style:name="T16" style:family="text">
      <style:text-properties style:text-position="33% 80%" style:font-name="Sanskrit 2003" fo:font-size="13pt" style:font-size-asian="13pt" style:font-name-complex="Sanskrit 2003" style:font-size-complex="13pt"/>
    </style:style>
    <style:style style:name="T17" style:family="text">
      <style:text-properties officeooo:rsid="070e7e8c"/>
    </style:style>
    <style:style style:name="T18" style:family="text">
      <style:text-properties officeooo:rsid="06f577d1"/>
    </style:style>
    <style:style style:name="T19" style:family="text">
      <style:text-properties officeooo:rsid="070ff8ab"/>
    </style:style>
    <style:style style:name="T20" style:family="text">
      <style:text-properties officeooo:rsid="0710a62a"/>
    </style:style>
    <style:style style:name="T21" style:family="text">
      <style:text-properties officeooo:rsid="07129ba3"/>
    </style:style>
    <style:style style:name="T22" style:family="text">
      <style:text-properties officeooo:rsid="06f6ef0f"/>
    </style:style>
    <style:style style:name="T23" style:family="text">
      <style:text-properties officeooo:rsid="07144154"/>
    </style:style>
    <style:style style:name="T24" style:family="text">
      <style:text-properties officeooo:rsid="07153f1e"/>
    </style:style>
    <style:style style:name="T25" style:family="text">
      <style:text-properties officeooo:rsid="071625ff"/>
    </style:style>
    <style:style style:name="T26" style:family="text">
      <style:text-properties officeooo:rsid="06f949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अथ पञ्चनवतितमोऽध्यायः <text:s/></text:p>
      <text:p text:style-name="P8"><text:span text:style-name="T2">प्रतिष्ठा</text:span><text:span text:style-name="T3">काल</text:span><text:span text:style-name="T2">सामग्र</text:span><text:span text:style-name="T3">्यादि</text:span><text:span text:style-name="T2">वि</text:span><text:span text:style-name="T3">धिः</text:span><text:line-break/>ईश्वर उवाच -<text:line-break/>वक्ष्ये लिङ्गप्रतिष्ठां च प्रासादे भुक्तिमुक्तिदा<text:span text:style-name="T4">म्</text:span> । <text:line-break/>ता<text:span text:style-name="T4">ं च</text:span>रेत्सर्वदा मुक्तौ भुक्तौ देवदिने सति ॥१<text:span text:style-name="T5">॥</text:span> <text:line-break/>विना चैत्रेण माघादौ प्रतिष्ठा मासपञ्चके । </text:p>
      <text:p text:style-name="P8">गुरुशुक्रोदये का<text:span text:style-name="T4">र्या</text:span> प्रथमे करणत्रये ॥२<text:span text:style-name="T5">॥</text:span> <text:line-break/>शुक्लपक्षे विशेषेण कृष्णे<text:span text:style-name="T4">ऽप्या</text:span>पञ्चम<text:span text:style-name="T4">ं दि</text:span>न<text:span text:style-name="T4">म्</text:span> । <text:line-break/>चतुर्थीं नवमीं षष्ठीं वर्जयित्वा चतुर्दशी<text:span text:style-name="T4">म् </text:span>॥३<text:span text:style-name="T5">॥</text:span> <text:line-break/>शोभनास्तिथयः श<text:span text:style-name="T4">े</text:span>षाः क्रूरवारविवर्जिताः । <text:line-break/>शतभिषा धनिष्ठा<text:span text:style-name="T4">ऽऽर्द्रा</text:span> अनुरोधोत्तरत्रय<text:span text:style-name="T4">म्</text:span> ॥४<text:span text:style-name="T5">॥</text:span> <text:line-break/>रोहिणी श्रवणश्चेति स्थिरारम्भे महोदयाः । <text:line-break/>लग्नञ्च कुम्भसिंहालितुलास्त्रीवृषधन्विना<text:span text:style-name="T4">म् </text:span>॥५<text:span text:style-name="T5">॥</text:span> <text:line-break/>शस्तो जीवो नवर्क्षेषु सप्तस्थानेषु सर्वदा । <text:s/><text:line-break/>बुधः षडष्टदिक्सप्ततुर्येषु विनर्तुं <text:span text:style-name="T6">सि</text:span>तः ॥६<text:span text:style-name="T5">॥</text:span> <text:line-break/>सप्त<text:span text:style-name="T6">र्तु</text:span>त्रिदशादिस्थः <text:s/>शशाङ्को बलदः सदा । <text:s/><text:line-break/>रविर्दशत्रिषट्संस्थो राहुस्त्रिदशषड्गतः ॥७<text:span text:style-name="T7">॥</text:span> <text:line-break/>षट्त्रिस्थानगताः शस्ता मन्दाङ्गारार्ककेतवः । <text:line-break/>शुभाः क्रूर<text:span text:style-name="T6">ा</text:span>श्च पापाश्च सर्व एकादशस्थिताः ॥८<text:span text:style-name="T7">॥</text:span> <text:line-break/>एषां दृष्टिर्मुनौ पूर्णा त्वा<text:span text:style-name="T6">र्धि</text:span>की ग्रहभूतयोः । <text:s/><text:line-break/>पादिकी रामदिक्स्थाने <text:note text:id="ftn732" text:note-class="footnote"><text:note-citation>1</text:note-citation><text:note-body><text:p text:style-name="P1">वसुद्वौ</text:p></text:note-body></text:note>चतुरष्टौ पादवर्जिता ॥९<text:span text:style-name="T7">॥</text:span> <text:line-break/>पादान्यूनचतुर्नाडीभोगः स्यान्मीनमेषयोः ।<text:line-break/><text:soft-page-break/>वृषकुम्भौ च भुञ्जाते चतस्रः पादवर्जिताः ॥१०<text:span text:style-name="T7">॥</text:span> <text:line-break/>मकरो मिथुनं पञ्च चापालिहरिक<text:span text:style-name="T6">र्क</text:span>टाः । <text:line-break/>पाद<text:span text:style-name="T6">ो</text:span>नाः षट्तुलाकन्ये घटिकाः सा<text:span text:style-name="T6">र्ध</text:span>पञ्च च ॥११<text:span text:style-name="T7">॥</text:span> </text:p>
      <text:p text:style-name="P8">के<text:span text:style-name="T6">स</text:span>री वृषभः कुम्भः स्थिराः स्युः सिद्धिदायकाः । <text:line-break/>चरा धनुस्तुलामेषा द्विस्वभावास्तृतीयकाः <text:s/>॥१२<text:span text:style-name="T7">॥</text:span> <text:line-break/><text:span text:style-name="T6">कर्कटो मकरोऽलिश्च प्रव्रज्याकार्यनाशकाः ।</text:span></text:p>
      <text:p text:style-name="P10"><text:span text:style-name="T8">शुभः शुभग्रहैर्दृष्टः शस्तो लग्नः शुभाश्रितः ॥१३</text:span><text:span text:style-name="T9">॥</text:span><text:span text:style-name="T8"><text:line-break/>गुरुशुक्रबुध</text:span><text:span text:style-name="T10">ैर्</text:span><text:span text:style-name="T8">युक्तो</text:span><text:span text:style-name="T8"><text:note text:id="ftn733" text:note-class="footnote"><text:note-citation>2</text:note-citation><text:note-body><text:p text:style-name="P1">धैर्मुक्ता</text:p></text:note-body></text:note></text:span><text:span text:style-name="T8"> लग्नो दद्याद्बलायुषी </text:span><text:span text:style-name="T10">।</text:span><text:span text:style-name="T8"> <text:s/><text:line-break/>राज्यं शौ</text:span><text:span text:style-name="T10">र्यं</text:span><text:span text:style-name="T8"> बलं पुत्रान्यशो ध</text:span><text:span text:style-name="T10">र्मा</text:span><text:span text:style-name="T8">दिकं बहु </text:span><text:span text:style-name="T9">॥१४॥</text:span><text:span text:style-name="T8"><text:line-break/>प्रथमः सप्तमस्तु</text:span><text:span text:style-name="T11">र्यो</text:span><text:span text:style-name="T8"> दशमः केन्द्र उच्यते </text:span><text:span text:style-name="T9">।</text:span><text:span text:style-name="T8"><text:line-break/>गुरुशुक्रबुधास्तत्र सर्वसिद्धिप्रदायकाः </text:span><text:span text:style-name="T9">॥१५॥</text:span><text:span text:style-name="T8"><text:line-break/>त्र्येकादशचतुर्थस्था लग्नात्पापग्रहाः शुभाः </text:span><text:span text:style-name="T9">।</text:span><text:span text:style-name="T8"> <text:line-break/>अतो</text:span><text:span text:style-name="T11">ऽ</text:span><text:span text:style-name="T8">प्यनीचकर्मार्थं</text:span><text:span text:style-name="T16"><text:note text:id="ftn734" text:note-class="footnote"><text:note-citation>3</text:note-citation><text:note-body><text:p text:style-name="P2">अतोऽन्येऽमी च</text:p></text:note-body></text:note></text:span><text:span text:style-name="T8"> योज्यास्तिथ्यादयो बुधैः </text:span><text:span text:style-name="T9">॥१६॥</text:span><text:span text:style-name="T8"><text:line-break/>धाम्नः पञ्चगुणां भूमिं त्यक्त्वा वा धा</text:span><text:span text:style-name="T11">म</text:span><text:span text:style-name="T8">सम्मित</text:span><text:span text:style-name="T11">ाम्</text:span><text:span text:style-name="T8"> </text:span><text:span text:style-name="T9">।</text:span><text:span text:style-name="T8"><text:line-break/>हस्ताद्द्वादशसोपानात</text:span><text:span text:style-name="T11">्</text:span><text:span text:style-name="T8"> कु</text:span><text:span text:style-name="T11">र्या</text:span><text:span text:style-name="T8">न्मण्ड</text:span><text:span text:style-name="T11">प</text:span><text:span text:style-name="T8">मग्रतः </text:span><text:span text:style-name="T9">॥१७॥</text:span><text:span text:style-name="T8"><text:line-break/>चतुरस्रं चतुर्द्वारं स्नानार्थ</text:span><text:span text:style-name="T11">ं</text:span><text:span text:style-name="T11"><text:note text:id="ftn735" text:note-class="footnote"><text:note-citation>4</text:note-citation><text:note-body><text:p text:style-name="P2">स्थानार्थं </text:p></text:note-body></text:note></text:span><text:span text:style-name="T11"> तु</text:span><text:span text:style-name="T8"> तद</text:span><text:span text:style-name="T11">र्ध</text:span><text:span text:style-name="T8">तः </text:span><text:span text:style-name="T9">।</text:span><text:span text:style-name="T8"><text:line-break/>एकास्यं चतुरास्यं वा रौद्र्यां प्राच्युत्तरे</text:span><text:span text:style-name="T11">ऽ</text:span><text:span text:style-name="T8">थ वा </text:span><text:span text:style-name="T9">॥१८॥</text:span><text:span text:style-name="T8"><text:line-break/>हास्तिको दशहस्तो वै मण्डपो</text:span><text:span text:style-name="T11">ऽ</text:span><text:span text:style-name="T8">र्ककरोऽथ वा </text:span><text:span text:style-name="T9">।</text:span><text:span text:style-name="T8"><text:line-break/>द्विहस्तोत्तरया वृ</text:span><text:span text:style-name="T11">द्ध्या</text:span><text:span text:style-name="T8"> शेषं स्यान्मण्डपाष्टक</text:span><text:span text:style-name="T12">म्</text:span><text:span text:style-name="T8"> </text:span><text:span text:style-name="T9">॥१९॥</text:span><text:span text:style-name="T8"> </text:span></text:p>
      <text:p text:style-name="P10"><text:span text:style-name="T8">वेदी चतुष्करा मध्ये कोणस्तम्भेन संयुता <text:s/></text:span><text:span text:style-name="T9">।</text:span><text:span text:style-name="T8"><text:line-break/>वेदीपादान्तरं त्यक्त्वा कुण्डानि नव पञ्च वा </text:span><text:span text:style-name="T9">॥</text:span><text:span text:style-name="T8">२०</text:span><text:span text:style-name="T9">॥</text:span><text:span text:style-name="T8"> <text:line-break/></text:span><text:soft-page-break/><text:span text:style-name="T8">एकं वा शिवकाष्ठायां प्राच्यां वा तद्गुरोः पर</text:span><text:span text:style-name="T12">म्</text:span><text:span text:style-name="T8"> </text:span><text:span text:style-name="T9">।</text:span><text:span text:style-name="T8"> <text:line-break/>मुष्टिमात्रं शता</text:span><text:span text:style-name="T12">र्धे</text:span><text:span text:style-name="T8"> स्याच्छते चारत्रिमात्रक</text:span><text:span text:style-name="T12">म्</text:span><text:span text:style-name="T8"> </text:span><text:span text:style-name="T9">॥</text:span><text:span text:style-name="T8">२</text:span><text:span text:style-name="T9">१॥</text:span><text:span text:style-name="T8"><text:line-break/>हस्तं सहस्रहोमे स्यान्नियुते तु द्विहास्तिक</text:span><text:span text:style-name="T12">म्</text:span><text:span text:style-name="T8"> </text:span><text:span text:style-name="T9">।</text:span><text:span text:style-name="T8"><text:line-break/>लक्षे चतुष्करं कुण्डं कोटिहोमेऽष्टहस्तक</text:span><text:span text:style-name="T12">म्</text:span><text:span text:style-name="T8"> </text:span><text:span text:style-name="T9">॥</text:span><text:span text:style-name="T8">२</text:span><text:span text:style-name="T13">२॥</text:span><text:span text:style-name="T8"> <text:line-break/>भगाभमग्नौ खण्डेन्दु दक्षे त्र्यस्रञ्च नैरृते </text:span><text:span text:style-name="T13">।</text:span><text:span text:style-name="T8"><text:line-break/>षडस्रं वायवे पद्मं सौम्ये चाष्टास्रकं शिवे </text:span><text:span text:style-name="T9">॥</text:span><text:span text:style-name="T8">२</text:span><text:span text:style-name="T13">३</text:span><text:span text:style-name="T9">॥</text:span><text:span text:style-name="T8"> <text:line-break/>ति</text:span><text:span text:style-name="T12">र्य</text:span><text:span text:style-name="T8">क्पातशिवं खातम</text:span><text:span text:style-name="T12">ूर्ध्वं</text:span><text:span text:style-name="T8"> मेखलया सह </text:span><text:span text:style-name="T13">।</text:span><text:span text:style-name="T8"><text:line-break/>तद्वहि</text:span><text:span text:style-name="T12">र्मे</text:span><text:span text:style-name="T8">खलास्तिस्रो वेदवह्नियमाङ्गुलैः </text:span><text:span text:style-name="T9">॥</text:span><text:span text:style-name="T8">२</text:span><text:span text:style-name="T13">४</text:span><text:span text:style-name="T9">॥</text:span><text:span text:style-name="T8"><text:line-break/>अङ्गुलैः षड्भिरेका वा कुण्डाकारास्तु मेखलाः </text:span><text:span text:style-name="T13">।</text:span><text:span text:style-name="T8"><text:line-break/>तासामुपरि योनिः स्यान्मध्येऽश्वत्थदलाकृतिः </text:span><text:span text:style-name="T9">॥</text:span><text:span text:style-name="T8">२</text:span><text:span text:style-name="T13">५</text:span><text:span text:style-name="T9">॥</text:span><text:span text:style-name="T8"><text:line-break/>उच्छ्रायेणाङ्गुलं तस्माद्विस्तारेणाङ्गुलाष्टक</text:span><text:span text:style-name="T14">म्</text:span><text:span text:style-name="T8"> </text:span><text:span text:style-name="T13">।</text:span><text:span text:style-name="T8"> <text:line-break/>दैर्घ्यं कुण्डा</text:span><text:span text:style-name="T14">र्ध</text:span><text:span text:style-name="T8">मानेन कुण्डकण्ठसमोऽधरः </text:span><text:span text:style-name="T9">॥</text:span><text:span text:style-name="T8">२</text:span><text:span text:style-name="T13">६</text:span><text:span text:style-name="T9">॥</text:span><text:span text:style-name="T8"><text:line-break/>पूर्वाग्नियाम्यकुण्डानां योनिः स्यादुत्तरानना </text:span><text:span text:style-name="T13">।</text:span><text:span text:style-name="T8"> <text:line-break/>पूर्वानना तु शेषाणामैशान्येऽन्यतरा तयोः </text:span><text:span text:style-name="T9">॥</text:span><text:span text:style-name="T8">२</text:span><text:span text:style-name="T13">७</text:span><text:span text:style-name="T9">॥</text:span></text:p>
      <text:p text:style-name="P8">कुण्डानां यश्चतुर्विंशो भागः सो<text:span text:style-name="T17">ऽ</text:span>ङ्गुल इत्यतः <text:span text:style-name="T18">।</text:span><text:line-break/>प्लक्षोदु<text:span text:style-name="T17">म्ब</text:span>रकाश्वत्थवटजास्तोरणाः क्रमात् <text:span text:style-name="T7">॥</text:span>२<text:span text:style-name="T18">८॥</text:span><text:line-break/>शान्तिभूतिबलारोग्यपूर्वाद्या नामतः क्रमात् <text:span text:style-name="T18">।</text:span><text:line-break/>पञ्चष<text:span text:style-name="T17">ट्‌स</text:span>प्तहस्तानि हस्तखातस्थितानि च <text:span text:style-name="T7">॥</text:span>२<text:span text:style-name="T18">९॥</text:span> <text:line-break/>तद<text:span text:style-name="T17">र्ध</text:span>विस्तराणि स्युर्युतान्याम्रदलादिभिः <text:span text:style-name="T18">।</text:span><text:line-break/>इन्द्रायुधोपमा रक्ता कृष्णा धूम्रा शशिप्रभा <text:span text:style-name="T18">॥</text:span>३०<text:span text:style-name="T18">॥</text:span> <text:line-break/>शुक्लाभा<text:span text:style-name="T15"><text:note text:id="ftn736" text:note-class="footnote"><text:note-citation>5</text:note-citation><text:note-body><text:p text:style-name="P3">शुकाभा</text:p></text:note-body></text:note></text:span> हेमवर्णा च पताका स्फाटिकोपमा <text:span text:style-name="T18">।</text:span> <text:line-break/>पूर्वादितो<text:span text:style-name="T17">ऽ</text:span>ब्जजे रक्ता नीलाऽनन्तस्य नैरृते <text:span text:style-name="T18">॥</text:span>३<text:span text:style-name="T18">१॥</text:span> <text:line-break/><text:soft-page-break/>पञ्चहस्तास्तद<text:span text:style-name="T17">र्धा</text:span>श्च ध्वजा दीर्घाश्च विस्तराः <text:span text:style-name="T18">।</text:span> <text:line-break/><text:note text:id="ftn737" text:note-class="footnote"><text:note-citation>6</text:note-citation><text:note-body><text:p text:style-name="P3">हस्ताग्रदेशिता</text:p></text:note-body></text:note>हस्तप्रदेशिता दण्डा ध्वजानां पञ्चहस्तकाः <text:span text:style-name="T18">॥</text:span>३<text:span text:style-name="T18">२॥</text:span> <text:line-break/>वल्मीकाद्दन्तिदन्ताग्रात्तथा वृषभशृङ्गतः <text:span text:style-name="T18">।</text:span><text:line-break/>पद्मषण्डाद्वराहा<text:span text:style-name="T19">च्च</text:span> गोष्ठादपि चतुष्पथात् <text:span text:style-name="T18">॥</text:span>३<text:span text:style-name="T18">३॥</text:span> <text:line-break/>मृत्तिका द्वादश ग्राह्या वैकुण्ठे<text:span text:style-name="T19">ऽ</text:span>ष्टौ पिनाकिन<text:span text:style-name="T19">ी</text:span> <text:span text:style-name="T18">।</text:span><text:line-break/>न्यग्रोधोदुम्<text:span text:style-name="T19">ब</text:span>राश्वत्थचूतजम्<text:span text:style-name="T19">बू</text:span>त्वगुद्भव<text:span text:style-name="T19">म् ॥</text:span>३४<text:span text:style-name="T18">॥</text:span> <text:line-break/>कषायपञ्चकं ग्राह्यमा<text:span text:style-name="T20">र्त</text:span>वञ्च फलाष्टक<text:span text:style-name="T20">म्</text:span><text:span text:style-name="T20"><text:note text:id="ftn738" text:note-class="footnote"><text:note-citation>7</text:note-citation><text:note-body><text:p text:style-name="P4">कलाष्टकम्</text:p></text:note-body></text:note></text:span><text:span text:style-name="T20"> ।</text:span> <text:line-break/>तीर्थाम्भांसि सुगन्धीनि तथा सर्वौषधीजल<text:span text:style-name="T20">म्</text:span> <text:span text:style-name="T18">॥</text:span>३५<text:span text:style-name="T18">॥</text:span> <text:line-break/>शस्तं पुष्पफलं वक्ष्ये रत्नगोशृङ्गवारि च <text:span text:style-name="T18">।</text:span><text:line-break/>स्नानायापाहरेत्पञ्च पञ्चगव्यामृतं तथा <text:s/><text:span text:style-name="T18">॥</text:span>३६<text:span text:style-name="T18">॥</text:span> <text:line-break/>पिष्टनिर्म<text:span text:style-name="T20">ि</text:span>तवस्त्रादिद्रव्यं नि<text:span text:style-name="T20">र्मज्ज</text:span>नाय च <text:span text:style-name="T18">।</text:span></text:p>
      <text:p text:style-name="P8">सहस्रशुषिरं कुम्भं मण्डलाय च रोचना <text:span text:style-name="T18">॥</text:span>३७<text:span text:style-name="T18">॥</text:span> <text:line-break/>शतमोषधिमूलानां<text:note text:id="ftn739" text:note-class="footnote"><text:note-citation>8</text:note-citation><text:note-body><text:p text:style-name="P4">मूलायां</text:p></text:note-body></text:note> विजया लक्ष्मणा<text:note text:id="ftn740" text:note-class="footnote"><text:note-citation>9</text:note-citation><text:note-body><text:p text:style-name="P4">लक्षणा</text:p></text:note-body></text:note> बला <text:span text:style-name="T18">।</text:span> <text:line-break/>गुडूच्यतिबला पाठा सहदेवा शतावरी <text:s/><text:span text:style-name="T18">॥</text:span>३८<text:span text:style-name="T18">॥</text:span> <text:line-break/>ऋद्धिः सुवर्चसा वृद्धिः स्नाने प्रोक्ता पृथक् पृथक् <text:span text:style-name="T18">।</text:span> <text:line-break/>रक्षायै तिलदर्भौघो भस्मस्नानन्तु केवल<text:span text:style-name="T21">म्</text:span> <text:span text:style-name="T18">॥</text:span>३९<text:span text:style-name="T18">॥</text:span> <text:line-break/>यवगोधूम<text:span text:style-name="T21">बि</text:span>ल्वानां चूर्णानि च विचक्षणः <text:span text:style-name="T18">।</text:span> <text:line-break/>विलेपनं सक<text:span text:style-name="T21">र्पू</text:span>रं स्नानार्थं कुम्भगण्डकान् <text:span text:style-name="T18">॥</text:span>४०<text:span text:style-name="T18">॥</text:span> <text:line-break/>खट्वाञ्च तूलिकायुग्मं सोपधानं सवस्त्रक<text:span text:style-name="T21">म्</text:span> <text:span text:style-name="T18">।</text:span> <text:line-break/>कु<text:span text:style-name="T21">्या</text:span>द्वित्तानुसारेण शयने लक्ष्यकल्पने <text:span text:style-name="T18">॥</text:span>४१<text:span text:style-name="T18">॥</text:span> <text:line-break/>घृतक्षौद्रयुतं पात्रं कु<text:span text:style-name="T21">र्या</text:span>त् स्वर्णशलाकिका<text:span text:style-name="T21">म्</text:span> <text:span text:style-name="T18">।</text:span> <text:line-break/><text:soft-page-break/>व<text:span text:style-name="T21">र्ध</text:span>नीं शिवकुम्भञ्च लोकपालघटानपि <text:span text:style-name="T18">॥</text:span>४२<text:span text:style-name="T18">॥</text:span> <text:line-break/>एकं निद्राकृते कुम्भं शान्त्यर्थं कुण्डसङ्ख्यया <text:span text:style-name="T18">।</text:span> <text:line-break/>द्वारपालादि-ध<text:span text:style-name="T21">र्मा</text:span>दि-प्रशान्तादि-घटानपि <text:span text:style-name="T18">॥</text:span>४३<text:span text:style-name="T18">॥</text:span> <text:line-break/>व<text:span text:style-name="T21">ा</text:span>स्तुलक्ष्मीगणेशानां कलशानपरानपि <text:span text:style-name="T18">।</text:span> <text:line-break/>धान्यपुञ्जकृताधारान्सवस्त्रान् स्रग्विभूषितान् <text:s/><text:span text:style-name="T18">॥</text:span>४४<text:span text:style-name="T18">॥</text:span> </text:p>
      <text:p text:style-name="P8">सहिरण्यान् समालब्धान् गन्धपानीयपूरितान् <text:span text:style-name="T22">।</text:span> <text:line-break/>पूर्णपात्रफलाधारान् पल्लवाद्यान् सलक्षणान् <text:span text:style-name="T22">॥४५॥</text:span> <text:line-break/>वस्त्रैराच्छादयेत्कुम्भानाहरेद्गौरसर्षपान् <text:span text:style-name="T22">।</text:span> <text:line-break/>विकिरार्थ<text:span text:style-name="T23">ं त</text:span>था लाजा<text:span text:style-name="T24">ञ्</text:span>ज्ञानखड्गञ्च पूर्ववत् <text:span text:style-name="T22">॥</text:span>४६<text:span text:style-name="T22">॥</text:span> <text:line-break/>सापिधानां चरुस्थालीं द<text:span text:style-name="T24">र्वीं</text:span> च ताम्रनि<text:span text:style-name="T24">र्मि</text:span>ता<text:span text:style-name="T24">म्</text:span> <text:s/><text:span text:style-name="T22">।</text:span> <text:line-break/>घृतक्षौद्रान्वितं पात्रं पादाभ्यङ्गकृते तथा <text:span text:style-name="T22">॥</text:span>४७<text:span text:style-name="T22">॥</text:span> <text:line-break/>विष्टरांस्त्रिशतादर्भदलैर्बाहुप्रमाणकान् <text:span text:style-name="T22">।</text:span><text:line-break/>चतुरश्चतुरस्तद्वत्पालाशान्परिधीनपि <text:span text:style-name="T22">॥</text:span>४८<text:span text:style-name="T22">॥</text:span> <text:line-break/>तिलपात्रं हवि<text:span text:style-name="T24">ष्</text:span>पात्रमर्धपात्रं पवित्रक<text:span text:style-name="T24">म्</text:span> <text:span text:style-name="T22">।</text:span><text:line-break/><text:span text:style-name="T24">प</text:span>लविंशाष्टमानानि<text:note text:id="ftn741" text:note-class="footnote"><text:note-citation>10</text:note-citation><text:note-body><text:p text:style-name="P5">पलविंशतिमानानि</text:p></text:note-body></text:note> <text:note text:id="ftn742" text:note-class="footnote"><text:note-citation>11</text:note-citation><text:note-body><text:p text:style-name="P5">घटीधूप</text:p></text:note-body></text:note>घ<text:span text:style-name="T24">ण्</text:span>ट<text:span text:style-name="T24">ा</text:span>धूपप्रदानक<text:span text:style-name="T24">म्</text:span> <text:span text:style-name="T22">॥</text:span>४९<text:span text:style-name="T22">॥</text:span> <text:line-break/><text:span text:style-name="T24">स्रुक्स्रु</text:span>वौ पिटकं पीठं व्यजनं शुष्कमिन्धन<text:span text:style-name="T24">म्</text:span> <text:span text:style-name="T22">।</text:span> <text:line-break/>पुष्पं पत्रं गुग्गुलञ्च घृतै<text:span text:style-name="T24">र्दीपां</text:span>श्च धूपक<text:span text:style-name="T24">म्</text:span> <text:span text:style-name="T22">॥</text:span>५०<text:span text:style-name="T22">॥</text:span> <text:line-break/><text:note text:id="ftn743" text:note-class="footnote"><text:note-citation>12</text:note-citation><text:note-body><text:p text:style-name="P5">अकृतानि</text:p></text:note-body></text:note>अक्षतानि त्रिसूत्रीञ्च गव्यमाज्यं यवांस्तिलान् <text:s text:c="2"/><text:line-break/>कुशाः शान्त्यै त्रिमधुरं समिधो दशपर्विकाः <text:span text:style-name="T22">॥</text:span>५१<text:span text:style-name="T22">॥</text:span> <text:line-break/>बाहुमात्रं श्रुवं हस्तमर्कादिग्रहशान्तये <text:span text:style-name="T22">।</text:span> <text:line-break/>समिधोऽर्कपलाशोत्थाः खादिरामार्गपिप्पलाः <text:span text:style-name="T22">॥</text:span>५२<text:span text:style-name="T22">॥</text:span> <text:line-break/><text:soft-page-break/>उदुम्<text:span text:style-name="T24">ब</text:span>रशमीदूर्वाकुशोत्थाः शतमष्ट च <text:span text:style-name="T22">।</text:span><text:line-break/>तदभावे यवतिला<text:span text:style-name="T24">न्</text:span>गृहोपकरणं तथा <text:s/><text:span text:style-name="T22">॥</text:span>५३<text:span text:style-name="T22">॥</text:span> <text:line-break/>स्थाली दर्वी पिधानादि देवादिभ्यो<text:span text:style-name="T25">ं</text:span>ऽशुकद्वय<text:span text:style-name="T25">म्</text:span> <text:span text:style-name="T22">।</text:span> <text:line-break/>मुद्रा मुकुटवासांसि हारकुण्डलकङ्कणान् <text:span text:style-name="T22">॥</text:span>५४<text:span text:style-name="T22">॥</text:span> </text:p>
      <text:p text:style-name="P11">कु<text:span text:style-name="T25">र्या</text:span>दाचार्यपूजार्थं <text:s/>वित्तशाठ्यं विवर्जयेत् <text:span text:style-name="T22">।</text:span> <text:line-break/>तत्पादपादहीना च मू<text:span text:style-name="T25">र्ति</text:span>भृदस्त्रजापिना<text:span text:style-name="T25">म्</text:span><text:span text:style-name="T25"><text:note text:id="ftn744" text:note-class="footnote"><text:note-citation>13</text:note-citation><text:note-body><text:p text:style-name="P6">मूर्तिभृच्छस्त्र</text:p></text:note-body></text:note></text:span> <text:span text:style-name="T22">॥</text:span>५५<text:span text:style-name="T22">॥</text:span> <text:line-break/>पूजा स्याज्जापिभिस्तुल्या <text:s/>विप्रदैवज्ञशिल्पिना<text:span text:style-name="T25">म् ।</text:span> <text:line-break/>वज्रार्कशान्तौ<text:note text:id="ftn745" text:note-class="footnote"><text:note-citation>14</text:note-citation><text:note-body><text:p text:style-name="P6">र्ककान्तौ</text:p></text:note-body></text:note> नीलातिनीलमुक्ताफलानि च <text:span text:style-name="T22">॥</text:span>५६<text:span text:style-name="T22">॥</text:span> <text:line-break/>पुष्पपद्मादिरागञ्च वै<text:span text:style-name="T25">ढूर्यं</text:span> रत्नमष्टम<text:span text:style-name="T25">म् ।</text:span> <text:line-break/>उ<text:span text:style-name="T1">शी</text:span>रमाधवक्रान्ता<text:note text:id="ftn746" text:note-class="footnote"><text:note-citation>15</text:note-citation><text:note-body><text:p text:style-name="P7">माधवीक्रान्ता</text:p></text:note-body></text:note> रक्तचन्दनकागुरु<text:span text:style-name="T1">म्</text:span> <text:span text:style-name="T22">॥</text:span>५७<text:span text:style-name="T22">॥</text:span> <text:line-break/>श्रीखण्डं सारिक<text:span text:style-name="T1">ं कु</text:span>ष्ठं श<text:span text:style-name="T1">ङ्खि</text:span>नी ह्योषधीगुणः <text:span text:style-name="T22">।</text:span><text:line-break/>हेम ताम्रमयं रक्तं<text:note text:id="ftn747" text:note-class="footnote"><text:note-citation>16</text:note-citation><text:note-body><text:p text:style-name="P7">रङ्गं तालमात्रं</text:p></text:note-body></text:note> राजतञ्च सकांस्यक<text:span text:style-name="T1">म्</text:span> <text:span text:style-name="T22">॥</text:span>५८<text:span text:style-name="T22">॥</text:span> <text:line-break/><text:span text:style-name="T1">सी</text:span>सक<text:span text:style-name="T1">ं चे</text:span>ति लोहानि हरितालं मनःशिला <text:span text:style-name="T22">।</text:span> <text:line-break/>गैरिकं हेम माक्षीकं पारदो वह्निगैरिक<text:span text:style-name="T1">म्</text:span> <text:span text:style-name="T22">॥</text:span>५९<text:span text:style-name="T22">॥</text:span> <text:line-break/>गन्धकाभ्रकमित्यष्टौ धातवो <text:span text:style-name="T1">व्री</text:span>हयस्तथा <text:span text:style-name="T22">।</text:span> <text:line-break/>गोधूमान्सतिलान्माषान्मुद्गानप्याहरेद्यवान् <text:span text:style-name="T22">॥</text:span>६०<text:span text:style-name="T22">॥</text:span> <text:line-break/>नीवारा<text:span text:style-name="T1">ञ्</text:span>श्यामकानेवं <text:span text:style-name="T1">व्री</text:span>हयोऽप्यष्ट की<text:span text:style-name="T1">र्ति</text:span>ताः <text:span text:style-name="T26">॥६१॥</text:span></text:p>
      <text:p text:style-name="P8">इत्याग्नेये महापुराणे प्रतिष्ठासामग्र<text:span text:style-name="T1">्यादिविधिकथनं</text:span> नाम पञ्चनव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7:09:59.886834604</meta:creation-date>
    <dc:date>2017-07-06T17:10:37.188817508</dc:date>
    <meta:editing-duration>PT37S</meta:editing-duration>
    <meta:editing-cycles>1</meta:editing-cycles>
    <meta:document-statistic meta:table-count="0" meta:image-count="0" meta:object-count="0" meta:page-count="6" meta:paragraph-count="27" meta:word-count="604" meta:character-count="3147" meta:non-whitespace-character-count="2465"/>
    <meta:generator>LibreOffice/5.1.6.2$Linux_X86_64 LibreOffice_project/10m0$Build-2</meta:generator>
  </office:meta>
</office:document-meta>
</file>